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0" fo:orphans="0" fo:break-before="page" style:text-autospace="none" fo:text-align="center" fo:margin-bottom="0in" fo:line-height="100%">
        <style:tab-stops>
          <style:tab-stop style:type="left" style:position="1.9583in"/>
          <style:tab-stop style:type="left" style:position="6.3888in"/>
        </style:tab-stops>
      </style:paragraph-properties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P4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P5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P6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P7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P8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P9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P10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P11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P12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P13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P14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P15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P16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P17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P18" style:parent-style-name="Standard" style:family="paragraph">
      <style:paragraph-properties fo:widows="0" fo:orphans="0" style:punctuation-wrap="simple" style:text-autospace="none" fo:margin-bottom="0in" fo:line-height="104%"/>
      <style:text-properties style:font-name="Arial" style:font-name-complex="Arial" fo:color="#FF0000" fo:font-size="12pt" style:font-size-asian="12pt" style:font-size-complex="12pt"/>
    </style:style>
  </office:automatic-styles>
  <office:body>
    <office:text text:use-soft-page-breaks="true">
      <text:p text:style-name="P1">Criterion C: Development</text:p>
      <text:p text:style-name="P2"/>
      <text:p text:style-name="P3">Techniques</text:p>
      <text:p text:style-name="P4"/>
      <text:list text:style-name="LFO8" text:continue-numbering="true">
        <text:list-item>
          <text:p text:style-name="P5">LocalStorage</text:p>
          <text:list text:continue-numbering="true">
            <text:list-item>
              <text:p text:style-name="P6">Can’t store apart from this</text:p>
            </text:list-item>
          </text:list>
        </text:list-item>
        <text:list-item>
          <text:p text:style-name="P7">Functions</text:p>
          <text:list text:continue-numbering="true">
            <text:list-item>
              <text:p text:style-name="P8"/>
            </text:list-item>
          </text:list>
        </text:list-item>
        <text:list-item>
          <text:p text:style-name="P9">Database structure</text:p>
        </text:list-item>
        <text:list-item>
          <text:p text:style-name="P10">Parameters</text:p>
        </text:list-item>
        <text:list-item>
          <text:p text:style-name="P11">String parsing</text:p>
        </text:list-item>
        <text:list-item>
          <text:p text:style-name="P12">HTML attributes</text:p>
        </text:list-item>
        <text:list-item>
          <text:p text:style-name="P13">Limitations of JavaScript, HTML, CSS</text:p>
        </text:list-item>
        <text:list-item>
          <text:p text:style-name="P14">Percentage of screen</text:p>
        </text:list-item>
        <text:list-item>
          <text:p text:style-name="P15">Selection<text:s/></text:p>
        </text:list-item>
      </text:list>
      <text:p text:style-name="P16"/>
      <text:p text:style-name="P17">Each explained, justified,<text:s/></text:p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627in"/>
          <style:tab-stop style:type="right" style:position="7.2541in"/>
        </style:tab-stops>
      </style:paragraph-properties>
      <style:text-properties fo:hyphenate="false"/>
    </style:style>
    <style:style style:name="WW8Num1z0" style:display-name="WW8Num1z0" style:family="text">
      <style:text-properties style:font-name-complex="Times New Roman"/>
    </style:style>
    <style:style style:name="WW8Num2z2" style:display-name="WW8Num2z2" style:family="text">
      <style:text-properties style:font-name-complex="Times New Roman"/>
    </style:style>
    <style:style style:name="WW8Num3z0" style:display-name="WW8Num3z0" style:family="text">
      <style:text-properties style:font-name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/>
    </style:style>
    <style:style style:name="WW8Num4z0" style:display-name="WW8Num4z0" style:family="text">
      <style:text-properties style:font-name="Arial" style:font-name-asian="Times New Roman" style:font-name-complex="Arial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5z0" style:display-name="WW8Num5z0" style:family="text">
      <style:text-properties style:font-name="Symbol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/>
    </style:style>
    <style:style style:name="WW8Num6z0" style:display-name="WW8Num6z0" style:family="text">
      <style:text-properties style:font-name="Arial" style:font-name-asian="Times New Roman" style:font-name-complex="Arial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Times New Roman" fo:font-size="10pt" style:font-size-asian="10pt" style:font-size-complex="10pt"/>
    </style:style>
    <style:style style:name="CommentSubjectChar" style:display-name="Comment Subject Char" style:family="text" style:parent-style-name="CommentTextChar"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2" style:display-name="WW8Num2">
      <text:list-level-style-bullet text:level="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→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Arial" style:font-name-asian="Times New Roman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8Num4" style:display-name="WW8Num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Arial" style:font-name-asian="Times New Roman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8Num6" style:display-name="WW8Num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7LVL1" style:family="text">
      <style:text-properties style:font-name="Times New Roman" style:font-name-asian="Times New Roman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Times New Roman" style:font-name-asian="Times New Roman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722in" fo:margin-left="0.5in" fo:margin-bottom="1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t</meta:initial-creator>
    <dc:creator>Brian Ma</dc:creator>
    <meta:creation-date>2011-02-05T09:32:00Z</meta:creation-date>
    <dc:date>2015-11-26T05:09:00Z</dc:date>
    <meta:print-date>2011-02-05T15:15:00Z</meta:print-date>
    <meta:template xlink:href="Normal" xlink:type="simple"/>
    <meta:editing-cycles>19</meta:editing-cycles>
    <meta:editing-duration>PT11460S</meta:editing-duration>
    <meta:document-statistic meta:page-count="1" meta:paragraph-count="1" meta:word-count="37" meta:character-count="249" meta:row-count="1" meta:non-whitespace-character-count="213"/>
  </office:meta>
</office:document-meta>
</file>